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3a5" officeooo:paragraph-rsid="000963a5"/>
    </style:style>
    <style:style style:name="P2" style:family="paragraph" style:parent-style-name="Standard">
      <style:text-properties style:font-name="Ubuntu" officeooo:rsid="000963a5" officeooo:paragraph-rsid="000963a5"/>
    </style:style>
    <style:style style:name="P3" style:family="paragraph" style:parent-style-name="Standard">
      <style:text-properties style:font-name="Ubuntu" fo:font-style="normal" fo:font-weight="bold" officeooo:rsid="000963a5" officeooo:paragraph-rsid="000963a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nonymice Powerline" fo:font-style="italic" fo:font-weight="bold" officeooo:rsid="000963a5" officeooo:paragraph-rsid="000963a5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бзац 1</text:p>
      <text:p text:style-name="P1"/>
      <text:p text:style-name="P2">Абзац 2</text:p>
      <text:p text:style-name="P2"/>
      <text:p text:style-name="P3">Абзац 3</text:p>
      <text:p text:style-name="P3"/>
      <text:p text:style-name="P4">Абзац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onymice Powerline" svg:font-family="'Anonymice Powerline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20:20:54.981070740</meta:creation-date>
    <dc:date>2017-06-02T20:22:30.043700942</dc:date>
    <meta:editing-duration>PT1M36S</meta:editing-duration>
    <meta:editing-cycles>1</meta:editing-cycles>
    <meta:document-statistic meta:table-count="0" meta:image-count="0" meta:object-count="0" meta:page-count="1" meta:paragraph-count="4" meta:word-count="8" meta:character-count="28" meta:non-whitespace-character-count="24"/>
    <meta:generator>LibreOffice/5.1.6.2$Linux_X86_64 LibreOffice_project/10m0$Build-2</meta:generator>
  </office:meta>
</office:document-meta>
</file>